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me que hacen las sentencias de FOREIGN KEY (...) REFERENCES ....</text:p>
      <text:h text:style-name="Heading_20_6" text:outline-level="6">ChatGPT said:</text:h>
      <text:p text:style-name="Text_20_body">ChatGPT</text:p>
      <text:p text:style-name="Text_20_body">Las sentencias de <text:span text:style-name="Strong_20_Emphasis"><text:span text:style-name="Source_20_Text">FOREIGN KEY</text:span></text:span> en SQL se utilizan para definir <text:span text:style-name="Strong_20_Emphasis">claves foráneas</text:span> en una tabla, estableciendo una relación entre dos tablas y asegurando la integridad referencial de los datos.</text:p>
      <text:h text:style-name="Heading_20_3" text:outline-level="3">Desglose de la sentencia</text:h>
      <text:list text:style-name="L1">
        <text:list-item>
          <text:p text:style-name="P2"><text:span text:style-name="Strong_20_Emphasis"><text:span text:style-name="Source_20_Text">FOREIGN KEY (campo)</text:span></text:span>:</text:p>
          <text:list>
            <text:list-item>
              <text:p text:style-name="P3">Declara que un campo (o conjunto de campos) en una tabla será una <text:span text:style-name="Strong_20_Emphasis">clave foránea</text:span>.</text:p>
            </text:list-item>
            <text:list-item>
              <text:p text:style-name="P3">Este campo debe coincidir con la clave primaria de otra tabla.</text:p>
            </text:list-item>
          </text:list>
        </text:list-item>
        <text:list-item>
          <text:p text:style-name="P2"><text:span text:style-name="Strong_20_Emphasis"><text:span text:style-name="Source_20_Text">REFERENCES tabla(campo)</text:span></text:span>:</text:p>
          <text:list>
            <text:list-item>
              <text:p text:style-name="P3">Define la tabla y el campo al que se refiere la clave foránea.</text:p>
            </text:list-item>
            <text:list-item>
              <text:p text:style-name="P2">Establece que los valores en el campo de la clave foránea deben corresponder a valores existentes en el campo clave primaria de la tabla referenciada.</text:p>
            </text:list-item>
          </text:list>
        </text:list-item>
      </text:list>
      <text:p text:style-name="Horizontal_20_Line"/>
      <text:h text:style-name="Heading_20_3" text:outline-level="3">Propósito y Funcionamiento</text:h>
      <text:list text:style-name="L2">
        <text:list-item>
          <text:p text:style-name="P4"><text:span text:style-name="Strong_20_Emphasis">Garantizar la integridad de los datos</text:span>:</text:p>
          <text:list>
            <text:list-item>
              <text:p text:style-name="P5">Asegura que los valores insertados en la clave foránea existan en la tabla referenciada.</text:p>
            </text:list-item>
            <text:list-item>
              <text:p text:style-name="P5">Por ejemplo, si tienes un registro en la tabla <text:span text:style-name="Source_20_Text">Suministros</text:span> con <text:span text:style-name="Source_20_Text">codigo_proveedor</text:span>, este valor debe existir en la tabla <text:span text:style-name="Source_20_Text">Proveedores</text:span> bajo la columna <text:span text:style-name="Source_20_Text">codigo_proveedor</text:span>.</text:p>
            </text:list-item>
          </text:list>
        </text:list-item>
        <text:list-item>
          <text:p text:style-name="P4"><text:span text:style-name="Strong_20_Emphasis">Establecer relaciones entre tablas</text:span>:</text:p>
          <text:list>
            <text:list-item>
              <text:p text:style-name="P5">Vincula las tablas en una relación lógica, permitiendo realizar uniones (<text:span text:style-name="Source_20_Text">JOIN</text:span>) y consultas complejas de manera más eficiente y estructurada.</text:p>
            </text:list-item>
          </text:list>
        </text:list-item>
        <text:list-item>
          <text:p text:style-name="P4"><text:span text:style-name="Strong_20_Emphasis">Prevenir errores como eliminaciones o actualizaciones no válidas</text:span>:</text:p>
          <text:list>
            <text:list-item>
              <text:p text:style-name="P4">Si intentas eliminar o modificar un registro en la tabla referenciada que aún está siendo usado por una clave foránea, obtendrás un error a menos que manejes específicamente estos casos con restricciones (<text:span text:style-name="Source_20_Text">ON DELETE</text:span> o <text:span text:style-name="Source_20_Text">ON UPDATE</text:span>).</text:p>
            </text:list-item>
          </text:list>
        </text:list-item>
      </text:list>
      <text:p text:style-name="Horizontal_20_Line"/>
      <text:h text:style-name="Heading_20_3" text:outline-level="3">Ejemplo Práctico</text:h>
      <text:h text:style-name="Heading_20_4" text:outline-level="4">Código:</text:h>
      <text:p text:style-name="Preformatted_20_Text">sql</text:p>
      <text:p text:style-name="Preformatted_20_Text">Copy code</text:p>
      <text:p text:style-name="P6"><text:span text:style-name="Source_20_Text">-- Tabla principal</text:span></text:p>
      <text:p text:style-name="P7"><text:span text:style-name="Source_20_Text">CREATE TABLE Proveedores (</text:span></text:p>
      <text:p text:style-name="P7"><text:span text:style-name="Source_20_Text"><text:s text:c="4"/>codigo_proveedor INT PRIMARY KEY,</text:span></text:p>
      <text:p text:style-name="P7"><text:span text:style-name="Source_20_Text"><text:s text:c="4"/>nombre VARCHAR(100)</text:span></text:p>
      <text:p text:style-name="P7"><text:span text:style-name="Source_20_Text">);</text:span></text:p>
      <text:p text:style-name="P7"/>
      <text:p text:style-name="P7"><text:soft-page-break/><text:span text:style-name="Source_20_Text">-- Tabla secundaria con clave foránea</text:span></text:p>
      <text:p text:style-name="P7"><text:span text:style-name="Source_20_Text">CREATE TABLE Suministros (</text:span></text:p>
      <text:p text:style-name="P7"><text:span text:style-name="Source_20_Text"><text:s text:c="4"/>id_suministro INT PRIMARY KEY,</text:span></text:p>
      <text:p text:style-name="P7"><text:span text:style-name="Source_20_Text"><text:s text:c="4"/>codigo_proveedor INT,</text:span></text:p>
      <text:p text:style-name="P7"><text:span text:style-name="Source_20_Text"><text:s text:c="4"/>FOREIGN KEY (codigo_proveedor) REFERENCES Proveedores(codigo_proveedor)</text:span></text:p>
      <text:p text:style-name="P8"><text:span text:style-name="Source_20_Text">);</text:span></text:p>
      <text:h text:style-name="Heading_20_4" text:outline-level="4">Funcionamiento:</text:h>
      <text:list text:style-name="L3">
        <text:list-item>
          <text:p text:style-name="P9">La tabla <text:span text:style-name="Source_20_Text">Suministros</text:span> tiene un campo <text:span text:style-name="Source_20_Text">codigo_proveedor</text:span> que actúa como <text:span text:style-name="Strong_20_Emphasis">clave foránea</text:span>.</text:p>
        </text:list-item>
        <text:list-item>
          <text:p text:style-name="P9">Este campo está relacionado con la columna <text:span text:style-name="Source_20_Text">codigo_proveedor</text:span> de la tabla <text:span text:style-name="Source_20_Text">Proveedores</text:span>.</text:p>
        </text:list-item>
        <text:list-item>
          <text:p text:style-name="P9"><text:span text:style-name="Strong_20_Emphasis">Restricciones</text:span>:</text:p>
          <text:list>
            <text:list-item>
              <text:p text:style-name="P9">No se puede insertar un valor en <text:span text:style-name="Source_20_Text">Suministros.codigo_proveedor</text:span> que no exista en <text:span text:style-name="Source_20_Text">Proveedores.codigo_proveedor</text:span>.</text:p>
            </text:list-item>
            <text:list-item>
              <text:p text:style-name="P10">Si intentas eliminar un proveedor en <text:span text:style-name="Source_20_Text">Proveedores</text:span> que tenga registros asociados en <text:span text:style-name="Source_20_Text">Suministros</text:span>, el sistema evitará la operación (salvo que se configure una acción especial como <text:span text:style-name="Source_20_Text">ON DELETE CASCADE</text:span>).</text:p>
            </text:list-item>
          </text:list>
        </text:list-item>
      </text:list>
      <text:h text:style-name="Heading_20_4" text:outline-level="4">Beneficios:</text:h>
      <text:list text:style-name="L4">
        <text:list-item>
          <text:p text:style-name="P11">Evita datos huérfanos (registros en <text:span text:style-name="Source_20_Text">Suministros</text:span> sin un proveedor válido).</text:p>
        </text:list-item>
        <text:list-item>
          <text:p text:style-name="P12">Mantiene consistencia y estructura en la base de dat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9:17:11.020000000</meta:creation-date>
    <dc:date>2024-12-12T19:17:16.940000000</dc:date>
    <meta:editing-duration>PT8S</meta:editing-duration>
    <meta:editing-cycles>1</meta:editing-cycles>
    <meta:document-statistic meta:table-count="0" meta:image-count="0" meta:object-count="0" meta:page-count="2" meta:paragraph-count="43" meta:word-count="383" meta:character-count="2488" meta:non-whitespace-character-count="2148"/>
    <meta:generator>LibreOffice/24.8.3.2$Windows_X86_64 LibreOffice_project/48a6bac9e7e268aeb4c3483fcf825c94556d9f92</meta:generator>
  </office:meta>
</office:document-meta>
</file>